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234" officeooo:paragraph-rsid="00087234"/>
    </style:style>
    <style:style style:name="P2" style:family="paragraph" style:parent-style-name="Standard" style:master-page-name="Standard">
      <style:paragraph-properties style:page-number="auto">
        <style:tab-stops>
          <style:tab-stop style:position="1.5311in"/>
        </style:tab-stops>
      </style:paragraph-properties>
    </style:style>
    <style:style style:name="P3" style:family="paragraph" style:parent-style-name="List_20_Paragraph" style:list-style-name="WWNum2">
      <style:text-properties officeooo:rsid="00087234" officeooo:paragraph-rsid="00087234"/>
    </style:style>
    <style:style style:name="P4" style:family="paragraph" style:parent-style-name="List_20_Paragraph" style:list-style-name="WWNum3">
      <style:text-properties officeooo:rsid="000c01c3" officeooo:paragraph-rsid="000c01c3"/>
    </style:style>
    <style:style style:name="T1" style:family="text">
      <style:text-properties officeooo:rsid="00042964"/>
    </style:style>
    <style:style style:name="T2" style:family="text">
      <style:text-properties officeooo:rsid="00043299"/>
    </style:style>
    <style:style style:name="T3" style:family="text">
      <style:text-properties officeooo:rsid="000a2ee9"/>
    </style:style>
    <style:style style:name="T4" style:family="text">
      <style:text-properties officeooo:rsid="000c0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Paper <text:span text:style-name="T3">11</text:span>:</text:p>
      <text:p text:style-name="Standard">Which of the following is NOT <text:span text:style-name="T4">an assumption made for scene chronology method</text:span>?</text:p>
      <text:p text:style-name="Standard">Options</text:p>
      <text:list xml:id="list1856649092251306366" text:style-name="WWNum3">
        <text:list-item>
          <text:p text:style-name="P4">It assumes that even for a dynamic scene we assume we can reconstruct accurate cameras and points. </text:p>
        </text:list-item>
        <text:list-item>
          <text:p text:style-name="P4">The geometry of the scene is largely static.</text:p>
        </text:list-item>
        <text:list-item>
          <text:p text:style-name="P4">As the focus is on urban scenes we can assume that the 3D scene is approximated by 2D planes.</text:p>
        </text:list-item>
        <text:list-item>
          <text:p text:style-name="P4">The appearance of the scene is static over time. </text:p>
        </text:list-item>
      </text:list>
      <text:p text:style-name="Standard">Answer: </text:p>
      <text:p text:style-name="Standard">Option d</text:p>
      <text:p text:style-name="Standard"/>
      <text:p text:style-name="Standard">Paper <text:span text:style-name="T1">12</text:span>:</text:p>
      <text:p text:style-name="P1">In the paper the landmarks are classified as </text:p>
      <text:p text:style-name="P1">Type I. This landmark is not expected to be within view in the next frame. Therefore, it is not being matched and its miss count remains unchanged. </text:p>
      <text:p text:style-name="P1">Type II. This landmark is expected to be within view, but no matches can be found in the next frame. Its miss count is incremented by 1.</text:p>
      <text:p text:style-name="P1">Type III. This landmark is within view and a match is found according to the position, scale, orientation and disparity criteria described before. Its miss count is reset to 0.</text:p>
      <text:p text:style-name="P1">Type IV. This is a new landmark corresponding to a SIFT feature in the new view which does not match any existing landmarks in the database.</text:p>
      <text:p text:style-name="P1">Which Type of landmark is used for camera ego motion estimation?</text:p>
      <text:p text:style-name="Standard">Options</text:p>
      <text:list xml:id="list3100503857024002377" text:style-name="WWNum2">
        <text:list-item>
          <text:p text:style-name="P3"><text:bookmark-start text:name="__DdeLink__48_1332183188"/>Type I<text:bookmark-end text:name="__DdeLink__48_1332183188"/></text:p>
        </text:list-item>
        <text:list-item>
          <text:p text:style-name="P3">Type II</text:p>
        </text:list-item>
        <text:list-item>
          <text:p text:style-name="P3">Type III</text:p>
        </text:list-item>
        <text:list-item>
          <text:p text:style-name="P3">Type IV</text:p>
        </text:list-item>
      </text:list>
      <text:p text:style-name="Standard">Answer:</text:p>
      <text:p text:style-name="Standard">Option <text:span text:style-name="T2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editing-cycles>16</meta:editing-cycles>
    <meta:creation-date>2018-03-13T20:44:00</meta:creation-date>
    <dc:date>2018-04-26T10:45:35.623267778</dc:date>
    <meta:editing-duration>PT3H10M26S</meta:editing-duration>
    <meta:generator>LibreOffice/5.1.6.2$Linux_X86_64 LibreOffice_project/10m0$Build-2</meta:generator>
    <meta:document-statistic meta:table-count="0" meta:image-count="0" meta:object-count="0" meta:page-count="1" meta:paragraph-count="23" meta:word-count="223" meta:character-count="1178" meta:non-whitespace-character-count="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